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pitch="variable"/>
    <style:font-face style:name="TSCu_Paranar" svg:font-family="TSCu_Paranar" style:font-pitch="variable"/>
    <style:font-face style:name="ae_Metal" svg:font-family="ae_Metal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Title1_7e_LT_7e_Untertitel">
      <style:paragraph-properties fo:margin-left="0in" fo:margin-right="0in" fo:margin-top="0.0835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FreeSans" fo:font-size="58pt" fo:font-style="italic" fo:text-shadow="none" style:text-underline-style="none" fo:font-weight="normal" style:font-name-asian="Arial" style:font-size-asian="58pt" style:font-style-asian="italic" style:font-weight-asian="normal" style:font-name-complex="Arial" style:font-size-complex="58pt" style:font-style-complex="italic" style:font-weight-complex="normal" style:text-emphasize="none"/>
    </style:style>
    <style:style style:name="P2" style:family="paragraph" style:parent-style-name="Title1_7e_LT_7e_Untertitel">
      <style:paragraph-properties fo:margin-left="0in" fo:margin-right="0in" fo:margin-top="0.0835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FreeSans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/>
    </style:style>
    <style:style style:name="P3" style:family="paragraph" style:parent-style-name="Title1_7e_LT_7e_Untertitel">
      <style:paragraph-properties fo:margin-left="0in" fo:margin-right="0in" fo:margin-top="0.0835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FreeSans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4" style:family="paragraph" style:parent-style-name="Title1_7e_LT_7e_Untertitel">
      <style:paragraph-properties fo:margin-left="0in" fo:margin-right="0in" fo:margin-top="0.0693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4898in"/>
          <style:tab-stop style:position="0.9807in"/>
          <style:tab-stop style:position="1.472in"/>
          <style:tab-stop style:position="1.9634in"/>
          <style:tab-stop style:position="2.4547in"/>
          <style:tab-stop style:position="2.9457in"/>
          <style:tab-stop style:position="3.4374in"/>
          <style:tab-stop style:position="3.9283in"/>
          <style:tab-stop style:position="4.4201in"/>
          <style:tab-stop style:position="4.911in"/>
          <style:tab-stop style:position="5.4028in"/>
          <style:tab-stop style:position="5.8937in"/>
          <style:tab-stop style:position="6.3846in"/>
          <style:tab-stop style:position="6.8764in"/>
          <style:tab-stop style:position="7.3681in"/>
          <style:tab-stop style:position="7.8591in"/>
          <style:tab-stop style:position="8.3508in"/>
          <style:tab-stop style:position="8.8417in"/>
          <style:tab-stop style:position="9.3335in"/>
          <style:tab-stop style:position="9.8244in"/>
          <style:tab-stop style:position="9.8264in"/>
          <style:tab-stop style:position="10.3173in"/>
          <style:tab-stop style:position="10.8083in"/>
          <style:tab-stop style:position="11.3in"/>
          <style:tab-stop style:position="11.7917in"/>
        </style:tab-stops>
      </style:paragraph-properties>
      <style:text-properties fo:color="#000000" style:text-outline="false" style:text-line-through-style="none" style:font-name="Free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P5" style:family="paragraph" style:parent-style-name="Title1_7e_LT_7e_Untertitel">
      <style:paragraph-properties fo:margin-left="0in" fo:margin-right="0in" fo:margin-top="0.0693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4898in"/>
          <style:tab-stop style:position="0.9807in"/>
          <style:tab-stop style:position="1.472in"/>
          <style:tab-stop style:position="1.9634in"/>
          <style:tab-stop style:position="2.4547in"/>
          <style:tab-stop style:position="2.9457in"/>
          <style:tab-stop style:position="3.4374in"/>
          <style:tab-stop style:position="3.9283in"/>
          <style:tab-stop style:position="4.4201in"/>
          <style:tab-stop style:position="4.911in"/>
          <style:tab-stop style:position="5.4028in"/>
          <style:tab-stop style:position="5.8937in"/>
          <style:tab-stop style:position="6.3846in"/>
          <style:tab-stop style:position="6.8764in"/>
          <style:tab-stop style:position="7.3681in"/>
          <style:tab-stop style:position="7.8591in"/>
          <style:tab-stop style:position="8.3508in"/>
          <style:tab-stop style:position="8.8417in"/>
          <style:tab-stop style:position="9.3335in"/>
          <style:tab-stop style:position="9.8244in"/>
          <style:tab-stop style:position="9.8264in"/>
          <style:tab-stop style:position="10.3173in"/>
          <style:tab-stop style:position="10.8083in"/>
          <style:tab-stop style:position="11.3in"/>
          <style:tab-stop style:position="11.7917in"/>
        </style:tab-stops>
      </style:paragraph-properties>
      <style:text-properties style:font-name="FreeSans"/>
    </style:style>
    <style:style style:name="T1" style:family="text">
      <style:text-properties fo:font-size="65pt" style:font-size-asian="65pt" style:font-size-complex="6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-asian="Arial" style:font-name-complex="Arial"/>
    </style:style>
    <style:style style:name="T4" style:family="text">
      <style:text-properties fo:color="#000000" style:text-outline="false" style:text-line-through-style="none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T5" style:family="text">
      <style:text-properties fo:color="#000000" style:text-outline="false" style:text-line-through-style="none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tab/><text:tab/><text:tab/><text:tab/><text:tab/><text:tab/><text:tab/><text:span text:style-name="T1">breader</text:span></text:p>
      <text:p text:style-name="P2">El lector de noticias <text:span text:style-name="T2">inteligente</text:span></text:p>
      <text:p text:style-name="P2"/>
      <text:p text:style-name="P2"/>
      <text:p text:style-name="P2"/>
      <text:p text:style-name="P3">75.06 - Organización de Datos – 1er Cuatrimestre 2007</text:p>
      <text:p text:style-name="P4"><text:span text:style-name="T3">Cirasa, Sergio</text:span><text:tab/>- 82584</text:p>
      <text:p text:style-name="P4"><text:span text:style-name="T3">Crimi, Eduardo</text:span><text:tab/>- 82208</text:p>
      <text:p text:style-name="P4"><text:span text:style-name="T3">Ferrai, Damian</text:span><text:tab/>- 83182</text:p>
      <text:p text:style-name="P5"><text:span text:style-name="T4">Russo, Pablo</text:span><text:span text:style-name="T5"><text:tab/>- 7640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pitch="variable"/>
    <style:font-face style:name="TSCu_Paranar" svg:font-family="TSCu_Paranar" style:font-pitch="variable"/>
    <style:font-face style:name="ae_Metal" svg:font-family="ae_Metal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/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693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1217in"/>
          <style:tab-stop style:position="0.6126in"/>
          <style:tab-stop style:position="1.1043in"/>
          <style:tab-stop style:position="1.5953in"/>
          <style:tab-stop style:position="2.0866in"/>
          <style:tab-stop style:position="2.578in"/>
          <style:tab-stop style:position="3.0693in"/>
          <style:tab-stop style:position="3.5602in"/>
          <style:tab-stop style:position="4.052in"/>
          <style:tab-stop style:position="4.5429in"/>
          <style:tab-stop style:position="5.0346in"/>
          <style:tab-stop style:position="5.5256in"/>
          <style:tab-stop style:position="6.0173in"/>
          <style:tab-stop style:position="6.5083in"/>
          <style:tab-stop style:position="7in"/>
          <style:tab-stop style:position="7.4909in"/>
          <style:tab-stop style:position="7.9819in"/>
          <style:tab-stop style:position="8.4736in"/>
          <style:tab-stop style:position="8.9654in"/>
          <style:tab-stop style:position="9.4563in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8071in" fo:margin-right="0in" fo:margin-top="0.0965in" fo:margin-bottom="0in" fo:text-indent="0in" style:auto-text-indent="false">
        <style:tab-stops>
          <style:tab-stop style:position="-0.6319in"/>
          <style:tab-stop style:position="-0.1402in"/>
          <style:tab-stop style:position="0.3508in"/>
          <style:tab-stop style:position="0.8425in"/>
          <style:tab-stop style:position="1.3335in"/>
          <style:tab-stop style:position="1.8252in"/>
          <style:tab-stop style:position="2.3161in"/>
          <style:tab-stop style:position="2.8075in"/>
          <style:tab-stop style:position="3.2984in"/>
          <style:tab-stop style:position="3.7898in"/>
          <style:tab-stop style:position="4.2811in"/>
          <style:tab-stop style:position="4.7728in"/>
          <style:tab-stop style:position="5.2638in"/>
          <style:tab-stop style:position="5.7555in"/>
          <style:tab-stop style:position="6.2465in"/>
          <style:tab-stop style:position="6.7382in"/>
          <style:tab-stop style:position="7.2291in"/>
          <style:tab-stop style:position="7.7209in"/>
          <style:tab-stop style:position="8.2118in"/>
          <style:tab-stop style:position="8.7035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.0835in" fo:margin-bottom="0in" fo:text-indent="0in" style:auto-text-indent="false">
        <style:tab-stops>
          <style:tab-stop style:position="-1.0264in"/>
          <style:tab-stop style:position="-0.5346in"/>
          <style:tab-stop style:position="-0.0437in"/>
          <style:tab-stop style:position="0.448in"/>
          <style:tab-stop style:position="0.939in"/>
          <style:tab-stop style:position="1.4307in"/>
          <style:tab-stop style:position="1.9217in"/>
          <style:tab-stop style:position="2.4134in"/>
          <style:tab-stop style:position="2.9043in"/>
          <style:tab-stop style:position="3.3957in"/>
          <style:tab-stop style:position="3.8866in"/>
          <style:tab-stop style:position="4.3783in"/>
          <style:tab-stop style:position="4.8693in"/>
          <style:tab-stop style:position="5.361in"/>
          <style:tab-stop style:position="5.852in"/>
          <style:tab-stop style:position="6.3437in"/>
          <style:tab-stop style:position="6.8346in"/>
          <style:tab-stop style:position="7.3264in"/>
          <style:tab-stop style:position="7.8173in"/>
          <style:tab-stop style:position="8.3083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.0693in" fo:margin-bottom="0in" fo:text-indent="0in" style:auto-text-indent="false">
        <style:tab-stops>
          <style:tab-stop style:position="-1.5346in"/>
          <style:tab-stop style:position="-1.0437in"/>
          <style:tab-stop style:position="-0.552in"/>
          <style:tab-stop style:position="-0.061in"/>
          <style:tab-stop style:position="0.4307in"/>
          <style:tab-stop style:position="0.9217in"/>
          <style:tab-stop style:position="1.4134in"/>
          <style:tab-stop style:position="1.9043in"/>
          <style:tab-stop style:position="2.3957in"/>
          <style:tab-stop style:position="2.8866in"/>
          <style:tab-stop style:position="3.3783in"/>
          <style:tab-stop style:position="3.8693in"/>
          <style:tab-stop style:position="4.361in"/>
          <style:tab-stop style:position="4.852in"/>
          <style:tab-stop style:position="5.3437in"/>
          <style:tab-stop style:position="5.8346in"/>
          <style:tab-stop style:position="6.3264in"/>
          <style:tab-stop style:position="6.8173in"/>
          <style:tab-stop style:position="7.3083in"/>
          <style:tab-stop style:position="7.8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text-indent="0in" style:auto-text-indent="false">
        <style:tab-stops>
          <style:tab-stop style:position="-2.0437in"/>
          <style:tab-stop style:position="-1.552in"/>
          <style:tab-stop style:position="-1.061in"/>
          <style:tab-stop style:position="-0.5693in"/>
          <style:tab-stop style:position="-0.0783in"/>
          <style:tab-stop style:position="0.4134in"/>
          <style:tab-stop style:position="0.9043in"/>
          <style:tab-stop style:position="1.3957in"/>
          <style:tab-stop style:position="1.8866in"/>
          <style:tab-stop style:position="2.3783in"/>
          <style:tab-stop style:position="2.8693in"/>
          <style:tab-stop style:position="3.361in"/>
          <style:tab-stop style:position="3.852in"/>
          <style:tab-stop style:position="4.3437in"/>
          <style:tab-stop style:position="4.8346in"/>
          <style:tab-stop style:position="5.3264in"/>
          <style:tab-stop style:position="5.8173in"/>
          <style:tab-stop style:position="6.3083in"/>
          <style:tab-stop style:position="6.8in"/>
          <style:tab-stop style:position="7.291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margin-top="0.118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DejaVu Sans" fo:font-size="34pt" fo:font-style="normal" fo:text-shadow="none" style:text-underline-style="none" fo:font-weight="normal" style:font-name-asian="DejaVu Sans" style:font-size-asian="34pt" style:font-style-asian="normal" style:font-weight-asian="normal" style:font-name-complex="DejaVu Sans" style:font-size-complex="34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line-through-style="none" style:font-name="DejaVu Sans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WW-Title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-left="0.3693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1217in"/>
          <style:tab-stop style:position="0.6126in"/>
          <style:tab-stop style:position="1.1043in"/>
          <style:tab-stop style:position="1.5953in"/>
          <style:tab-stop style:position="2.0866in"/>
          <style:tab-stop style:position="2.578in"/>
          <style:tab-stop style:position="3.0693in"/>
          <style:tab-stop style:position="3.5602in"/>
          <style:tab-stop style:position="4.052in"/>
          <style:tab-stop style:position="4.5429in"/>
          <style:tab-stop style:position="5.0346in"/>
          <style:tab-stop style:position="5.5256in"/>
          <style:tab-stop style:position="6.0173in"/>
          <style:tab-stop style:position="6.5083in"/>
          <style:tab-stop style:position="7in"/>
          <style:tab-stop style:position="7.4909in"/>
          <style:tab-stop style:position="7.9819in"/>
          <style:tab-stop style:position="8.4736in"/>
          <style:tab-stop style:position="8.9654in"/>
          <style:tab-stop style:position="9.4563in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0.8071in" fo:margin-right="0in" fo:margin-top="0.0965in" fo:margin-bottom="0in" fo:text-indent="0in" style:auto-text-indent="false">
        <style:tab-stops>
          <style:tab-stop style:position="-0.6319in"/>
          <style:tab-stop style:position="-0.1402in"/>
          <style:tab-stop style:position="0.3508in"/>
          <style:tab-stop style:position="0.8425in"/>
          <style:tab-stop style:position="1.3335in"/>
          <style:tab-stop style:position="1.8252in"/>
          <style:tab-stop style:position="2.3161in"/>
          <style:tab-stop style:position="2.8075in"/>
          <style:tab-stop style:position="3.2984in"/>
          <style:tab-stop style:position="3.7898in"/>
          <style:tab-stop style:position="4.2811in"/>
          <style:tab-stop style:position="4.7728in"/>
          <style:tab-stop style:position="5.2638in"/>
          <style:tab-stop style:position="5.7555in"/>
          <style:tab-stop style:position="6.2465in"/>
          <style:tab-stop style:position="6.7382in"/>
          <style:tab-stop style:position="7.2291in"/>
          <style:tab-stop style:position="7.7209in"/>
          <style:tab-stop style:position="8.2118in"/>
          <style:tab-stop style:position="8.7035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.0835in" fo:margin-bottom="0in" fo:text-indent="0in" style:auto-text-indent="false">
        <style:tab-stops>
          <style:tab-stop style:position="-1.0264in"/>
          <style:tab-stop style:position="-0.5346in"/>
          <style:tab-stop style:position="-0.0437in"/>
          <style:tab-stop style:position="0.448in"/>
          <style:tab-stop style:position="0.939in"/>
          <style:tab-stop style:position="1.4307in"/>
          <style:tab-stop style:position="1.9217in"/>
          <style:tab-stop style:position="2.4134in"/>
          <style:tab-stop style:position="2.9043in"/>
          <style:tab-stop style:position="3.3957in"/>
          <style:tab-stop style:position="3.8866in"/>
          <style:tab-stop style:position="4.3783in"/>
          <style:tab-stop style:position="4.8693in"/>
          <style:tab-stop style:position="5.361in"/>
          <style:tab-stop style:position="5.852in"/>
          <style:tab-stop style:position="6.3437in"/>
          <style:tab-stop style:position="6.8346in"/>
          <style:tab-stop style:position="7.3264in"/>
          <style:tab-stop style:position="7.8173in"/>
          <style:tab-stop style:position="8.3083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.0693in" fo:margin-bottom="0in" fo:text-indent="0in" style:auto-text-indent="false">
        <style:tab-stops>
          <style:tab-stop style:position="-1.5346in"/>
          <style:tab-stop style:position="-1.0437in"/>
          <style:tab-stop style:position="-0.552in"/>
          <style:tab-stop style:position="-0.061in"/>
          <style:tab-stop style:position="0.4307in"/>
          <style:tab-stop style:position="0.9217in"/>
          <style:tab-stop style:position="1.4134in"/>
          <style:tab-stop style:position="1.9043in"/>
          <style:tab-stop style:position="2.3957in"/>
          <style:tab-stop style:position="2.8866in"/>
          <style:tab-stop style:position="3.3783in"/>
          <style:tab-stop style:position="3.8693in"/>
          <style:tab-stop style:position="4.361in"/>
          <style:tab-stop style:position="4.852in"/>
          <style:tab-stop style:position="5.3437in"/>
          <style:tab-stop style:position="5.8346in"/>
          <style:tab-stop style:position="6.3264in"/>
          <style:tab-stop style:position="6.8173in"/>
          <style:tab-stop style:position="7.3083in"/>
          <style:tab-stop style:position="7.8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text-indent="0in" style:auto-text-indent="false">
        <style:tab-stops>
          <style:tab-stop style:position="-2.0437in"/>
          <style:tab-stop style:position="-1.552in"/>
          <style:tab-stop style:position="-1.061in"/>
          <style:tab-stop style:position="-0.5693in"/>
          <style:tab-stop style:position="-0.0783in"/>
          <style:tab-stop style:position="0.4134in"/>
          <style:tab-stop style:position="0.9043in"/>
          <style:tab-stop style:position="1.3957in"/>
          <style:tab-stop style:position="1.8866in"/>
          <style:tab-stop style:position="2.3783in"/>
          <style:tab-stop style:position="2.8693in"/>
          <style:tab-stop style:position="3.361in"/>
          <style:tab-stop style:position="3.852in"/>
          <style:tab-stop style:position="4.3437in"/>
          <style:tab-stop style:position="4.8346in"/>
          <style:tab-stop style:position="5.3264in"/>
          <style:tab-stop style:position="5.8173in"/>
          <style:tab-stop style:position="6.3083in"/>
          <style:tab-stop style:position="6.8in"/>
          <style:tab-stop style:position="7.291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.3693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1217in"/>
          <style:tab-stop style:position="0.6126in"/>
          <style:tab-stop style:position="1.1043in"/>
          <style:tab-stop style:position="1.5953in"/>
          <style:tab-stop style:position="2.0866in"/>
          <style:tab-stop style:position="2.578in"/>
          <style:tab-stop style:position="3.0693in"/>
          <style:tab-stop style:position="3.5602in"/>
          <style:tab-stop style:position="4.052in"/>
          <style:tab-stop style:position="4.5429in"/>
          <style:tab-stop style:position="5.0346in"/>
          <style:tab-stop style:position="5.5256in"/>
          <style:tab-stop style:position="6.0173in"/>
          <style:tab-stop style:position="6.5083in"/>
          <style:tab-stop style:position="7in"/>
          <style:tab-stop style:position="7.4909in"/>
          <style:tab-stop style:position="7.9819in"/>
          <style:tab-stop style:position="8.4736in"/>
          <style:tab-stop style:position="8.9654in"/>
          <style:tab-stop style:position="9.4563in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left="0.8071in" fo:margin-right="0in" fo:margin-top="0.0965in" fo:margin-bottom="0in" fo:text-indent="0in" style:auto-text-indent="false">
        <style:tab-stops>
          <style:tab-stop style:position="-0.6319in"/>
          <style:tab-stop style:position="-0.1402in"/>
          <style:tab-stop style:position="0.3508in"/>
          <style:tab-stop style:position="0.8425in"/>
          <style:tab-stop style:position="1.3335in"/>
          <style:tab-stop style:position="1.8252in"/>
          <style:tab-stop style:position="2.3161in"/>
          <style:tab-stop style:position="2.8075in"/>
          <style:tab-stop style:position="3.2984in"/>
          <style:tab-stop style:position="3.7898in"/>
          <style:tab-stop style:position="4.2811in"/>
          <style:tab-stop style:position="4.7728in"/>
          <style:tab-stop style:position="5.2638in"/>
          <style:tab-stop style:position="5.7555in"/>
          <style:tab-stop style:position="6.2465in"/>
          <style:tab-stop style:position="6.7382in"/>
          <style:tab-stop style:position="7.2291in"/>
          <style:tab-stop style:position="7.7209in"/>
          <style:tab-stop style:position="8.2118in"/>
          <style:tab-stop style:position="8.7035in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left="1.25in" fo:margin-right="0in" fo:margin-top="0.0835in" fo:margin-bottom="0in" fo:text-indent="0in" style:auto-text-indent="false">
        <style:tab-stops>
          <style:tab-stop style:position="-1.0264in"/>
          <style:tab-stop style:position="-0.5346in"/>
          <style:tab-stop style:position="-0.0437in"/>
          <style:tab-stop style:position="0.448in"/>
          <style:tab-stop style:position="0.939in"/>
          <style:tab-stop style:position="1.4307in"/>
          <style:tab-stop style:position="1.9217in"/>
          <style:tab-stop style:position="2.4134in"/>
          <style:tab-stop style:position="2.9043in"/>
          <style:tab-stop style:position="3.3957in"/>
          <style:tab-stop style:position="3.8866in"/>
          <style:tab-stop style:position="4.3783in"/>
          <style:tab-stop style:position="4.8693in"/>
          <style:tab-stop style:position="5.361in"/>
          <style:tab-stop style:position="5.852in"/>
          <style:tab-stop style:position="6.3437in"/>
          <style:tab-stop style:position="6.8346in"/>
          <style:tab-stop style:position="7.3264in"/>
          <style:tab-stop style:position="7.8173in"/>
          <style:tab-stop style:position="8.3083in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left="1.75in" fo:margin-right="0in" fo:margin-top="0.0693in" fo:margin-bottom="0in" fo:text-indent="0in" style:auto-text-indent="false">
        <style:tab-stops>
          <style:tab-stop style:position="-1.5346in"/>
          <style:tab-stop style:position="-1.0437in"/>
          <style:tab-stop style:position="-0.552in"/>
          <style:tab-stop style:position="-0.061in"/>
          <style:tab-stop style:position="0.4307in"/>
          <style:tab-stop style:position="0.9217in"/>
          <style:tab-stop style:position="1.4134in"/>
          <style:tab-stop style:position="1.9043in"/>
          <style:tab-stop style:position="2.3957in"/>
          <style:tab-stop style:position="2.8866in"/>
          <style:tab-stop style:position="3.3783in"/>
          <style:tab-stop style:position="3.8693in"/>
          <style:tab-stop style:position="4.361in"/>
          <style:tab-stop style:position="4.852in"/>
          <style:tab-stop style:position="5.3437in"/>
          <style:tab-stop style:position="5.8346in"/>
          <style:tab-stop style:position="6.3264in"/>
          <style:tab-stop style:position="6.8173in"/>
          <style:tab-stop style:position="7.3083in"/>
          <style:tab-stop style:position="7.8in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-left="2.25in" fo:margin-right="0in" fo:text-indent="0in" style:auto-text-indent="false">
        <style:tab-stops>
          <style:tab-stop style:position="-2.0437in"/>
          <style:tab-stop style:position="-1.552in"/>
          <style:tab-stop style:position="-1.061in"/>
          <style:tab-stop style:position="-0.5693in"/>
          <style:tab-stop style:position="-0.0783in"/>
          <style:tab-stop style:position="0.4134in"/>
          <style:tab-stop style:position="0.9043in"/>
          <style:tab-stop style:position="1.3957in"/>
          <style:tab-stop style:position="1.8866in"/>
          <style:tab-stop style:position="2.3783in"/>
          <style:tab-stop style:position="2.8693in"/>
          <style:tab-stop style:position="3.361in"/>
          <style:tab-stop style:position="3.852in"/>
          <style:tab-stop style:position="4.3437in"/>
          <style:tab-stop style:position="4.8346in"/>
          <style:tab-stop style:position="5.3264in"/>
          <style:tab-stop style:position="5.8173in"/>
          <style:tab-stop style:position="6.3083in"/>
          <style:tab-stop style:position="6.8in"/>
          <style:tab-stop style:position="7.2917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Title1_7e_LT_7e_Untertitel" style:display-name="Title1~LT~Untertitel" style:family="paragraph">
      <style:paragraph-properties fo:margin-left="0in" fo:margin-right="0in" fo:margin-top="0.118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DejaVu Sans" fo:font-size="34pt" fo:font-style="normal" fo:text-shadow="none" style:text-underline-style="none" fo:font-weight="normal" style:font-name-asian="DejaVu Sans" style:font-size-asian="34pt" style:font-style-asian="normal" style:font-weight-asian="normal" style:font-name-complex="DejaVu Sans" style:font-size-complex="34pt" style:font-style-complex="normal" style:font-weight-complex="normal" style:text-emphasize="none"/>
    </style:style>
    <style:style style:name="Title1_7e_LT_7e_Notizen" style:display-name="Title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Title1_7e_LT_7e_Hintergrundobjekte" style:display-name="Title1~LT~Hintergrundobjekte" style:family="paragraph">
      <style:paragraph-properties style:text-autospace="non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DAF</meta:initial-creator>
    <meta:creation-date>2007-06-28T16:17:21</meta:creation-date>
    <dc:creator>DAF</dc:creator>
    <dc:date>2007-06-28T16:23:46</dc:date>
    <dc:language>en-US</dc:language>
    <meta:editing-cycles>2</meta:editing-cycles>
    <meta:editing-duration>PT6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25" meta:character-count="186"/>
  </office:meta>
</office:document-meta>
</file>